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On_campus_Student_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On_campus_Student_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On_campus_Student_Housi" style:display-name="PageStyle_Arrests_On_campus_Student_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